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3.632cm" svg:height="13.078cm" svg:x="0.127cm" svg:y="0.324cm">
            <text:p text:style-name="P2"/>
          </draw:rect>
          <draw:frame draw:style-name="gr2" draw:text-style-name="P2" draw:layer="layout" svg:width="13.296cm" svg:height="12.355cm" svg:x="0.242cm" svg:y="0.669cm">
            <draw:text-box>
              <text:p text:style-name="P2"/>
              <text:p text:style-name="P2">Part class</text:p>
              <text:p text:style-name="P2"/>
              <text:p text:style-name="P2">part instance</text:p>
              <text:p text:style-name="P2"><text:s/>(name='Widget')</text:p>
              <text:p text:style-name="P2"><text:s/>(description='A small widge')</text:p>
              <text:p text:style-name="P2"><text:s/>(number=12345)</text:p>
              <text:p text:style-name="P2"/>
              <text:p text:style-name="P2">part instance</text:p>
              <text:p text:style-name="P2"><text:s/>(name='Framistat')</text:p>
              <text:p text:style-name="P2"><text:s/>(description='A device to control frams')</text:p>
              <text:p text:style-name="P2"><text:s/>(number=899)</text:p>
              <text:p text:style-name="P2"/>
              <text:p text:style-name="P2">part instance</text:p>
              <text:p text:style-name="P2"><text:s/>(name='Defragulator')</text:p>
              <text:p text:style-name="P2"><text:s/>(description='removes frags from framistats')</text:p>
              <text:p text:style-name="P2"><text:s/>(number=12345)</text:p>
            </draw:text-box>
          </draw:frame>
          <draw:line draw:style-name="gr3" draw:text-style-name="P3" draw:layer="layout" svg:x1="1.22cm" svg:y1="1.499cm" svg:x2="1.22cm" svg:y2="0.374cm">
            <text:p text:style-name="P2"/>
          </draw:line>
          <draw:line draw:style-name="gr3" draw:text-style-name="P3" draw:layer="layout" svg:x1="1.24cm" svg:y1="0.374cm" svg:x2="10.673cm" svg:y2="0.374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3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4T22:57:15</meta:creation-date>
    <dc:creator>Jon Wolfers</dc:creator>
    <dc:date>2009-02-09T05:32:50</dc:date>
    <dc:language>en-US</dc:language>
    <meta:editing-cycles>3</meta:editing-cycles>
    <meta:editing-duration>PT15M2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